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c807" officeooo:paragraph-rsid="0005c807"/>
    </style:style>
    <style:style style:name="T1" style:family="text">
      <style:text-properties fo:language="nl" fo:country="N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achte heer/mevrouw,</text:p>
      <text:p text:style-name="P1"/>
      <text:p text:style-name="P1">Ik ben werkzaam bij IHC en werktuigbouwkundig deeltijd student aan de hogeschool van Arnhem en Nijmegen. Hier volg ik tevens ook een minor embedded vision design. Vanuit mijn minor heb ik een product ontwikkeld, waarmee een grondmonster aan de hand van haar optische eigenschappen kan analyseren. Dit apparaat is mobiel, handzaam en doet binnen enkele minuten een uitspraak over de Particle Size Distributie, Shape classificatie van de korrels en kleur in de CIE La*b* en Redness Index kleurmodellen.</text:p>
      <text:p text:style-name="P1"/>
      <text:p text:style-name="P1">Dit apparaat is in mijn mening een welkome aanvulling in een (mobiel-) geotechnisch laboratoria en mijn prototype wil ik dan ook verder uitwerken tot een markt gereed product. Van dit project wil ik ook gelijk mijn werktuigbouwkundige afstudeeropdracht maken.</text:p>
      <text:p text:style-name="P1"/>
      <text:p text:style-name="P1">Omdat dit apparaat buiten de scoop van gebruikelijke producten van mijn werkgever IHC valt, maar zij wel hebben aangegeven dat er wellicht een startup voor opgericht kan worden, mits er voldoende <text:s/>interesse vanuit de markt is. Zou ik graag in contact willen komen met potentiële gebruikers van dit apparaat, om mijzelf te oriënteren.</text:p>
      <text:p text:style-name="P1">Gezien jullie expertise hoop ik dat u mij wellicht verder kunt helpen. Wellicht hebben jullie zelf interesse in een dergelijk product of weet u bedrijven, markten waar ik mij verder kan oriënteren.</text:p>
      <text:p text:style-name="P1"/>
      <text:p text:style-name="P1">Met vriendelijke groet,</text:p>
      <text:p text:style-name="P1">Jelle Spijker</text:p>
      <text:p text:style-name="P1">https://nl.linkedin.com/in/jellespijker</text:p>
      <text:p text:style-name="P1">j.spijker@ihcmerwede.com</text:p>
      <text:p text:style-name="P1">j.spijker@student.han.nl</text:p>
      <text:p text:style-name="P1">06-43272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22:03:27.220854132</meta:creation-date>
    <dc:date>2015-05-28T22:32:23.220230242</dc:date>
    <meta:editing-duration>PT13M45S</meta:editing-duration>
    <meta:editing-cycles>1</meta:editing-cycles>
    <meta:document-statistic meta:table-count="0" meta:image-count="0" meta:object-count="0" meta:page-count="1" meta:paragraph-count="11" meta:word-count="213" meta:character-count="1444" meta:non-whitespace-character-count="1241"/>
    <meta:generator>LibreOffice/4.4.2.2$Linux_X86_64 LibreOffice_project/40m0$Build-2</meta:generator>
  </office:meta>
</office:document-meta>
</file>